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jpeg" manifest:full-path="Pictures/100000000000037F0000027E678AAE1A.jp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ldrich" svg:font-family="Aldrich" style:font-pitch="variable"/>
    <style:font-face style:name="TypoUpright BT" svg:font-family="'TypoUpright B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ldrich"/>
    </style:style>
    <style:style style:name="P3" style:family="paragraph" style:parent-style-name="Standard">
      <style:paragraph-properties fo:break-before="pag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Header">
      <style:paragraph-properties fo:text-align="center" style:justify-single-word="false"/>
    </style:style>
    <style:style style:name="T1" style:family="text">
      <style:text-properties style:font-name="TypoUpright BT" fo:font-size="80pt" style:font-size-asian="80pt" style:font-size-complex="8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e Fairy Tale REVAMPED</text:span> </text:p>
      <text:p text:style-name="P1"/>
      <text:p text:style-name="P1"/>
      <text:p text:style-name="P2">Player's Manual</text:p>
      <text:p text:style-name="P2"/>
      <text:p text:style-name="P2">English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ldrich" svg:font-family="Aldrich" style:font-pitch="variable"/>
    <style:font-face style:name="TypoUpright BT" svg:font-family="'TypoUpright B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02cm solid #000000" fo:padding="0.049cm" style:shadow="none" fo:background-color="transparent" style:writing-mode="lr-tb" style:footnote-max-height="0cm">
        <style:background-image xlink:href="Pictures/100000000000037F0000027E678AAE1A.jpg" xlink:type="simple" xlink:actuate="onLoad" style:repeat="stretch"/>
        <style:columns fo:column-count="1" fo:column-gap="0cm">
          <style:column-sep style:width="0.002cm" style:color="#000000" style:height="100%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The Fairy Tale REVAMPED – Player's Manual</text:p>
      </style:header>
      <style:footer>
        <text:p text:style-name="MP2">– <text:page-number text:select-page="current">1</text:page-number> –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roen Broks</meta:initial-creator>
    <meta:creation-date>2017-03-16T23:05:43</meta:creation-date>
    <dc:date>2017-03-16T23:13:24</dc:date>
    <dc:creator>Jeroen Broks</dc:creator>
    <meta:editing-duration>PT7M45S</meta:editing-duration>
    <meta:editing-cycles>2</meta:editing-cycles>
    <meta:generator>OpenOffice/4.1.1$Unix OpenOffice.org_project/411m6$Build-9775</meta:generator>
    <meta:document-statistic meta:table-count="0" meta:image-count="0" meta:object-count="0" meta:page-count="2" meta:paragraph-count="5" meta:word-count="17" meta:character-count="92"/>
  </office:meta>
</office:document-meta>
</file>